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2.829cm" style:rel-column-width="1604*"/>
    </style:style>
    <style:style style:name="Tabella3.B" style:family="table-column">
      <style:table-column-properties style:column-width="3.464cm" style:rel-column-width="1964*"/>
    </style:style>
    <style:style style:name="Tabella3.C" style:family="table-column">
      <style:table-column-properties style:column-width="2.194cm" style:rel-column-width="1244*"/>
    </style:style>
    <style:style style:name="Tabella3.D" style:family="table-column">
      <style:table-column-properties style:column-width="9.105cm" style:rel-column-width="5162*"/>
    </style:style>
    <style:style style:name="Tabella3.E" style:family="table-column">
      <style:table-column-properties style:column-width="1.408cm" style:rel-column-width="798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="none"/>
    </style:style>
    <style:style style:name="Tabella3.C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7cm"/>
    </style:style>
    <style:style style:name="Tabella3.3" style:family="table-row">
      <style:table-row-properties style:min-row-height="0.175cm"/>
    </style:style>
    <style:style style:name="Tabella3.4" style:family="table-row">
      <style:table-row-properties style:min-row-height="0.205cm"/>
    </style:style>
    <style:style style:name="Tabella3.5" style:family="table-row">
      <style:table-row-properties style:row-height="0.275cm"/>
    </style:style>
    <style:style style:name="Tabella3.D5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5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416cm"/>
    </style:style>
    <style:style style:name="Tabella3.7" style:family="table-row">
      <style:table-row-properties style:row-height="0.586cm"/>
    </style:style>
    <style:style style:name="Tabella3.D7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3.8" style:family="table-row">
      <style:table-row-properties style:row-height="0.63cm"/>
    </style:style>
    <style:style style:name="Tabella3.9" style:family="table-row">
      <style:table-row-properties style:row-height="0.633cm"/>
    </style:style>
    <style:style style:name="Tabella3.D9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9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05cm" style:rel-column-width="7951*"/>
    </style:style>
    <style:style style:name="Tabella1.B" style:family="table-column">
      <style:table-column-properties style:column-width="6.198cm" style:rel-column-width="21378*"/>
    </style:style>
    <style:style style:name="Tabella1.C" style:family="table-column">
      <style:table-column-properties style:column-width="1.891cm" style:rel-column-width="6521*"/>
    </style:style>
    <style:style style:name="Tabella1.D" style:family="table-column">
      <style:table-column-properties style:column-width="0.907cm" style:rel-column-width="3127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1.909cm" style:rel-column-width="6582*"/>
    </style:style>
    <style:style style:name="Tabella1.G" style:family="table-column">
      <style:table-column-properties style:column-width="1.796cm" style:rel-column-width="6193*"/>
    </style:style>
    <style:style style:name="Tabella1.I" style:family="table-column">
      <style:table-column-properties style:column-width="0.898cm" style:rel-column-width="309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none" fo:border-top="none" fo:border-bottom="0.05pt solid #000000"/>
    </style:style>
    <style:style style:name="Tabella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 style:master-page-name="">
      <style:table-properties style:width="18.994cm" fo:margin-left="-0.011cm" style:page-number="auto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Tabella4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4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 Light"/>
    </style:style>
    <style:style style:name="P21" style:family="paragraph" style:parent-style-name="Standard">
      <style:text-properties officeooo:paragraph-rsid="00a54fdf"/>
    </style:style>
    <style:style style:name="P2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c4a12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daec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rsid="007771e8" officeooo:paragraph-rsid="00c2333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e42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vertical-align="middle"/>
      <style:text-properties style:use-window-font-color="true" style:font-name="Ubuntu Light" fo:font-size="9pt" fo:font-style="normal" style:text-underline-style="none" fo:font-weight="normal" officeooo:paragraph-rsid="00038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Text_20_body">
      <style:text-properties style:font-name="Ubuntu Light" fo:font-size="6pt" style:font-size-asian="5.25pt" style:font-size-complex="6pt"/>
    </style:style>
    <style:style style:name="P45" style:family="paragraph" style:parent-style-name="Text_20_body">
      <style:paragraph-properties fo:text-align="start" style:justify-single-word="false"/>
      <style:text-properties style:font-name="Ubuntu Light"/>
    </style:style>
    <style:style style:name="P46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0f857f" officeooo:paragraph-rsid="00a54fd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0pt" fo:font-style="normal" style:text-underline-style="none" fo:font-weight="bold" officeooo:rsid="006fb9aa" officeooo:paragraph-rsid="00cae0b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c11b58" style:font-weight-asian="normal" style:font-weight-complex="normal"/>
    </style:style>
    <style:style style:name="P5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5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5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style:font-name="Ubuntu Light1"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fo:color="#000000" fo:font-size="10pt" fo:font-weight="normal" officeooo:rsid="0002ba08" style:font-size-asian="10pt" style:font-weight-asian="normal" style:font-size-complex="10pt" style:font-weight-complex="normal"/>
    </style:style>
    <style:style style:name="T7" style:family="text">
      <style:text-properties officeooo:rsid="006fb9aa"/>
    </style:style>
    <style:style style:name="T8" style:family="text">
      <style:text-properties officeooo:rsid="00738a85"/>
    </style:style>
    <style:style style:name="T9" style:family="text">
      <style:text-properties officeooo:rsid="009ed5f6"/>
    </style:style>
    <style:style style:name="T10" style:family="text">
      <style:text-properties fo:font-size="10pt" officeooo:rsid="0002ba08" style:font-size-asian="10pt" style:font-size-complex="10pt"/>
    </style:style>
    <style:style style:name="T11" style:family="text">
      <style:text-properties fo:font-size="9pt" officeooo:rsid="006dbc43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6">ORDINE N.</text:p>
          </table:table-cell>
          <table:table-cell table:style-name="Tabella3.A1" office:value-type="string">
            <text:p text:style-name="P6">DEL</text:p>
          </table:table-cell>
          <table:table-cell table:style-name="Tabella3.C1" table:number-rows-spanned="9" office:value-type="string">
            <text:p text:style-name="P5"/>
          </table:table-cell>
          <table:table-cell table:style-name="Tabella3.D1" table:number-rows-spanned="4" table:number-columns-spanned="2" office:value-type="string">
            <text:p text:style-name="P15"><text:span text:style-name="T7">SPETT.LE</text:span> / MESSRS</text:p>
            <text:p text:style-name="P45"><text:placeholder text:placeholder-type="text">&lt;o.partner_id.name&gt;</text:placeholder></text:p>
            <text:p text:style-name="P45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1" office:value-type="string">
            <text:p text:style-name="P46"><text:placeholder text:placeholder-type="text">&lt;o.name&gt;</text:placeholder></text:p>
          </table:table-cell>
          <table:table-cell table:style-name="Tabella3.A1" office:value-type="string">
            <text:p text:style-name="P22"><text:placeholder text:placeholder-type="text">&lt;formatLang(o.date_order, date=True)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6">CONSEGNA RICHIESTA</text:p>
          </table:table-cell>
          <table:covered-table-cell/>
          <table:covered-table-cell/>
          <table:covered-table-cell/>
          <table:covered-table-cell/>
        </table:table-row>
        <table:table-row table:style-name="Tabella3.4">
          <table:table-cell table:style-name="Tabella3.A1" table:number-rows-spanned="2" table:number-columns-spanned="2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ella3.5">
          <table:covered-table-cell/>
          <table:covered-table-cell/>
          <table:covered-table-cell/>
          <table:table-cell table:style-name="Tabella3.D5" table:number-rows-spanned="2" office:value-type="string">
            <text:p text:style-name="P16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E5" table:number-rows-spanned="2" office:value-type="string">
            <text:p text:style-name="P17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1" table:number-columns-spanned="2" office:value-type="string">
            <text:p text:style-name="P14">CONSEGNA PREVISTA</text:p>
          </table:table-cell>
          <table:covered-table-cell/>
          <table:covered-table-cell/>
          <table:covered-table-cell/>
          <table:covered-table-cell/>
        </table:table-row>
        <table:table-row table:style-name="Tabella3.7">
          <table:table-cell table:style-name="Tabella3.A1" table:number-columns-spanned="2" office:value-type="string">
            <text:p text:style-name="P22"><text:placeholder text:placeholder-type="text">&lt;formatLang(o.minimum_planned_date, date=True)&gt;</text:placeholder></text:p>
          </table:table-cell>
          <table:covered-table-cell/>
          <table:covered-table-cell/>
          <table:table-cell table:style-name="Tabella3.D7" table:number-columns-spanned="2" office:value-type="string">
            <text:p text:style-name="P31">DESTINATARIO / <text:span text:style-name="T9">CONSIGNEE</text:span></text:p>
          </table:table-cell>
          <table:covered-table-cell/>
        </table:table-row>
        <table:table-row table:style-name="Tabella3.8">
          <table:table-cell table:style-name="Tabella3.A1" table:number-columns-spanned="2" office:value-type="string">
            <text:p text:style-name="P6">NOTE</text:p>
          </table:table-cell>
          <table:covered-table-cell/>
          <table:covered-table-cell/>
          <table:table-cell table:style-name="Tabella3.D7" office:value-type="string">
            <text:p text:style-name="P18"><text:s/></text:p>
          </table:table-cell>
          <table:table-cell table:style-name="Tabella3.D7" office:value-type="string">
            <text:p text:style-name="P18"/>
          </table:table-cell>
        </table:table-row>
        <table:table-row table:style-name="Tabella3.9">
          <table:table-cell table:style-name="Tabella3.A1" table:number-columns-spanned="2" office:value-type="string">
            <text:p text:style-name="P52"><text:placeholder text:placeholder-type="text">&lt;o.delivery_note&gt;</text:placeholder></text:p>
          </table:table-cell>
          <table:covered-table-cell/>
          <table:covered-table-cell/>
          <table:table-cell table:style-name="Tabella3.D9" office:value-type="string">
            <text:p text:style-name="Standard"/>
          </table:table-cell>
          <table:table-cell table:style-name="Tabella3.E9" office:value-type="string">
            <text:p text:style-name="Standard"/>
          </table:table-cell>
        </table:table-row>
      </table:table>
      <text:p text:style-name="P4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28">ART<text:span text:style-name="T8">ICOLO / ARTICLE</text:span></text:p>
            </table:table-cell>
            <table:table-cell table:style-name="Tabella1.A1" office:value-type="string">
              <text:p text:style-name="P35">DESCRIZIONE / DESCRIPTION</text:p>
            </table:table-cell>
            <table:table-cell table:style-name="Tabella1.C1" office:value-type="string">
              <text:p text:style-name="P29">COLORE / COLOUR</text:p>
            </table:table-cell>
            <table:table-cell table:style-name="Tabella1.A1" office:value-type="string">
              <text:p text:style-name="P28">U.M.</text:p>
            </table:table-cell>
            <table:table-cell table:style-name="Tabella1.A1" office:value-type="string">
              <text:p text:style-name="P28">Q.TA'/Q.TY</text:p>
            </table:table-cell>
            <table:table-cell table:style-name="Tabella1.A1" office:value-type="string">
              <text:p text:style-name="P30">PREZZO / <text:s/>PRICE</text:p>
            </table:table-cell>
            <table:table-cell table:style-name="Tabella1.A1" office:value-type="string">
              <text:p text:style-name="P30">SCONTI / DISCOUNTS</text:p>
            </table:table-cell>
            <table:table-cell table:style-name="Tabella1.A1" office:value-type="string">
              <text:p text:style-name="P30">IMPORTO / AMOUNT</text:p>
            </table:table-cell>
            <table:table-cell table:style-name="Tabella1.I1" office:value-type="string">
              <text:p text:style-name="P30">ALIQ / RATE</text:p>
            </table:table-cell>
          </table:table-row>
        </table:table-header-rows>
        <table:table-row table:style-name="Tabella1.2">
          <table:table-cell table:style-name="Tabella1.A2" office:value-type="string">
            <text:p text:style-name="P23"/>
          </table:table-cell>
          <table:table-cell table:style-name="Tabella1.B2" table:number-columns-spanned="2" office:value-type="string">
            <text:p text:style-name="P38"><text:placeholder text:placeholder-type="text">&lt;o.text_note_pre or ''&gt;</text:placeholder></text:p>
          </table:table-cell>
          <table:covered-table-cell/>
          <table:table-cell table:style-name="Tabella1.D2" office:value-type="string">
            <text:p text:style-name="P26"/>
          </table:table-cell>
          <table:table-cell table:style-name="Tabella1.E2" office:value-type="string">
            <text:p text:style-name="Standard"/>
          </table:table-cell>
          <table:table-cell table:style-name="Tabella1.F2" office:value-type="string">
            <text:p text:style-name="Standard"/>
          </table:table-cell>
          <table:table-cell table:style-name="Tabella1.G2" office:value-type="string">
            <text:p text:style-name="Standard"/>
          </table:table-cell>
          <table:table-cell table:style-name="Tabella1.H2" office:value-type="string">
            <text:p text:style-name="Standard"/>
          </table:table-cell>
          <table:table-cell table:style-name="Tabella1.I2" office:value-type="string">
            <text:p text:style-name="Standard"/>
          </table:table-cell>
        </table:table-row>
        <table:table-row table:style-name="Tabella1.2">
          <table:table-cell table:style-name="Tabella1.A3" table:number-columns-spanned="9" office:value-type="string">
            <text:p text:style-name="P32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office:value-type="string">
            <text:p text:style-name="P23"><text:placeholder text:placeholder-type="text">&lt;l.product_id.default_code or ''&gt;</text:placeholder></text:p>
          </table:table-cell>
          <table:table-cell table:style-name="Tabella1.B4" office:value-type="string">
            <text:p text:style-name="P36"><text:placeholder text:placeholder-type="text">&lt;l.product_id.text_note_pre or ''&gt;</text:placeholder></text:p>
            <text:p text:style-name="P39"><text:placeholder text:placeholder-type="text">&lt;l.product_id.name or ''&gt;</text:placeholder></text:p>
            <text:p text:style-name="P36"><text:placeholder text:placeholder-type="text">&lt;l.product_id.text_note_post or ''&gt;</text:placeholder></text:p>
          </table:table-cell>
          <table:table-cell table:style-name="Tabella1.C4" office:value-type="string">
            <text:p text:style-name="P25"><text:placeholder text:placeholder-type="text">&lt;l.product_id.colour or ''&gt;</text:placeholder></text:p>
          </table:table-cell>
          <table:table-cell table:style-name="Tabella1.D4" office:value-type="string">
            <text:p text:style-name="P26"><text:s/><text:placeholder text:placeholder-type="text">&lt;l.uos_id.name&gt;</text:placeholder></text:p>
          </table:table-cell>
          <table:table-cell table:style-name="Tabella1.E4" office:value-type="string">
            <text:p text:style-name="P40"><text:s/><text:placeholder text:placeholder-type="text">&lt;l.quantity&gt;</text:placeholder></text:p>
          </table:table-cell>
          <table:table-cell table:style-name="Tabella1.F4" office:value-type="string">
            <text:p text:style-name="P42"><text:placeholder text:placeholder-type="text">&lt;o.currency_id.name&gt;</text:placeholder> <text:placeholder text:placeholder-type="text">&lt;formatLang(l.price_unit, digits=get_digits(dp='Account'))&gt;</text:placeholder></text:p>
          </table:table-cell>
          <table:table-cell table:style-name="Tabella1.G4" office:value-type="string">
            <text:p text:style-name="P41"><text:placeholder text:placeholder-type="text">&lt;formatLang(l.discount, digits=get_digits(dp='Account'))&gt;</text:placeholder></text:p>
          </table:table-cell>
          <table:table-cell table:style-name="Tabella1.H4" office:value-type="string">
            <text:p text:style-name="P41"><text:placeholder text:placeholder-type="text">&lt;formatLang(l.price_subtotal, digits=get_digits(dp='Account'))&gt;</text:placeholder></text:p>
          </table:table-cell>
          <table:table-cell table:style-name="Tabella1.I4" office:value-type="string">
            <text:p text:style-name="P43"><text:placeholder text:placeholder-type="text">&lt;l.invoice_line_tax_id.name&gt;</text:placeholder></text:p>
          </table:table-cell>
        </table:table-row>
        <table:table-row table:style-name="Tabella1.2">
          <table:table-cell table:style-name="Tabella1.A5" table:number-columns-spanned="9" office:value-type="string">
            <text:p text:style-name="P2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23"/>
          </table:table-cell>
          <table:table-cell table:style-name="Tabella1.B6" table:number-columns-spanned="2" office:value-type="string">
            <text:p text:style-name="P36"><text:placeholder text:placeholder-type="text">&lt;o.text_note_post or ''&gt;</text:placeholder></text:p>
          </table:table-cell>
          <table:covered-table-cell/>
          <table:table-cell table:style-name="Tabella1.D6" office:value-type="string">
            <text:p text:style-name="P26"/>
          </table:table-cell>
          <table:table-cell table:style-name="Tabella1.E6" office:value-type="string">
            <text:p text:style-name="P40"/>
          </table:table-cell>
          <table:table-cell table:style-name="Tabella1.F6" office:value-type="string">
            <text:p text:style-name="P42"/>
          </table:table-cell>
          <table:table-cell table:style-name="Tabella1.G6" office:value-type="string">
            <text:p text:style-name="P41"/>
          </table:table-cell>
          <table:table-cell table:style-name="Tabella1.H6" office:value-type="string">
            <text:p text:style-name="P41"/>
          </table:table-cell>
          <table:table-cell table:style-name="Tabella1.I6" office:value-type="string">
            <text:p text:style-name="P43"/>
          </table:table-cell>
        </table:table-row>
      </table:table>
      <text:p text:style-name="P2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33">SPEDIZIONE A MEZZO</text:p>
          </table:table-cell>
          <table:table-cell table:style-name="Tabella4.A1" office:value-type="string">
            <text:p text:style-name="P48">PAGAMENTO</text:p>
          </table:table-cell>
          <table:table-cell table:style-name="Tabella4.C1" table:number-rows-spanned="4" office:value-type="string">
            <text:p text:style-name="P47"/>
          </table:table-cell>
          <table:table-cell table:style-name="Tabella4.D1" office:value-type="string">
            <text:p text:style-name="P49"/>
          </table:table-cell>
        </table:table-row>
        <table:table-row table:style-name="Tabella4.2">
          <table:table-cell table:style-name="Tabella4.A2" office:value-type="string">
            <text:p text:style-name="P34"/>
          </table:table-cell>
          <table:table-cell table:style-name="Tabella4.B2" office:value-type="string">
            <text:p text:style-name="P51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24"/>
          </table:table-cell>
        </table:table-row>
        <table:table-row table:style-name="Tabella4.3">
          <table:table-cell table:style-name="Tabella4.A1" office:value-type="string">
            <text:p text:style-name="P48">PORTO</text:p>
          </table:table-cell>
          <table:table-cell table:style-name="Tabella4.A1" office:value-type="string">
            <text:p text:style-name="P50">APPOGGIO BANCARIO</text:p>
          </table:table-cell>
          <table:covered-table-cell/>
          <table:table-cell table:style-name="Tabella4.A1" office:value-type="string">
            <text:p text:style-name="P49">TOTALE</text:p>
          </table:table-cell>
        </table:table-row>
        <table:table-row table:style-name="Tabella4.4">
          <table:table-cell table:style-name="Tabella4.A4" office:value-type="string">
            <text:p text:style-name="P47"/>
          </table:table-cell>
          <table:table-cell table:style-name="Tabella4.B4" office:value-type="string">
            <text:p text:style-name="P47"/>
          </table:table-cell>
          <table:covered-table-cell/>
          <table:table-cell table:style-name="Tabella4.A2" office:value-type="string">
            <text:p text:style-name="P37"><text:placeholder text:placeholder-type="text">&lt;o.currency_id.name&gt;</text:placeholder> <text:placeholder text:placeholder-type="text">&lt;o.amount_total&gt;</text:placeholder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81cm"/>
    </style:style>
    <style:style style:name="Tabella5.C" style:family="table-column">
      <style:table-column-properties style:column-width="7.2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A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011cm" svg:y="-0.011cm" style:rel-width="scale" svg:height="3.503cm" style:rel-height="100%" draw:z-index="0"><draw:text-box fo:min-width="3.679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5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28T18:06:07.843862792</dc:date>
    <meta:editing-duration>P6DT1H24M40S</meta:editing-duration>
    <meta:editing-cycles>724</meta:editing-cycles>
    <meta:generator>LibreOffice/4.2.8.2$Linux_X86_64 LibreOffice_project/420m0$Build-2</meta:generator>
    <meta:document-statistic meta:table-count="4" meta:image-count="0" meta:object-count="0" meta:page-count="1" meta:paragraph-count="56" meta:word-count="142" meta:character-count="1333" meta:non-whitespace-character-count="1246"/>
    <meta:user-defined meta:name="Info 1"/>
    <meta:user-defined meta:name="Info 2"/>
    <meta:user-defined meta:name="Info 3"/>
    <meta:user-defined meta:name="Info 4"/>
  </office:meta>
</office:document-meta>
</file>